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4-12-3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4-01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3-01-0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2-01-0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1-02-02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1-01-04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0-11-17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20-01-03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9-01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8-01-0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7-01-10 17:0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6-01-05 21:0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5-01-06 21:4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1101313201</text:p>
          </table:table-cell>
          <table:table-cell office:value-type="string" calcext:value-type="string">
            <text:p>2014-01-07 22:2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